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831A6AA6C50B848D.png" manifest:media-type="image/png"/>
  <manifest:file-entry manifest:full-path="Pictures/100000000000005E0000005EEA04F62CACE0D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12cm, 23.764cm, 9.519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879cm" svg:height="19.069cm" svg:x="3.972cm" svg:y="0.998cm">
          <draw:image xlink:href="Pictures/100000000000055600000300831A6AA6C50B848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6T08:42:50.875415992</dc:date>
    <meta:editing-duration>PT1H23M41S</meta:editing-duration>
    <meta:editing-cycles>24</meta:editing-cycles>
    <meta:generator>LibreOffice/5.1.6.2$Linux_X86_64 LibreOffice_project/10m0$Build-2</meta:generator>
    <meta:document-statistic meta:object-count="1"/>
  </office:meta>
</office:document-meta>
</file>